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s de uso:</text:p>
      <text:p text:style-name="P2"/>
      <text:p text:style-name="P3">Actores:</text:p>
      <text:p text:style-name="P3"/>
      <text:p text:style-name="P3"><text:tab/>-<text:span text:style-name="T1">Cliente: es el responsable de solicitar un viaje, suministrar sus datos personales y los del viaje a realizar y completar la encuensta.</text:span></text:p>
      <text:p text:style-name="P3"/>
      <text:p text:style-name="P3"><text:tab/><text:span text:style-name="T1">-Recepcionista: empleado encargado de la atención al cliente y la registración de los servicios</text:span></text:p>
      <text:p text:style-name="P4"/>
      <text:p text:style-name="P4"><text:tab/>-Empleado: encargado de la organización de la empresa (Leo, según el documento)</text:p>
      <text:p text:style-name="P4"/>
      <text:p text:style-name="P4"><text:tab/>-Chofer: empleado encargado de la prestación del servicio de remisería</text:p>
      <text:p text:style-name="P4"/>
      <text:p text:style-name="P3">Casos de uso:</text:p>
      <text:p text:style-name="P3"/>
      <text:p text:style-name="P3"><text:tab/><text:span text:style-name="T1">-Solicitar viaje: </text:span></text:p>
      <text:p text:style-name="P3"><text:span text:style-name="T1"><text:tab/>Comprende el alta de los datos de un viaje y el alta de un cliente.</text:span></text:p>
      <text:p text:style-name="P3"><text:span text:style-name="T1"/></text:p>
      <text:p text:style-name="P3"><text:tab/><text:span text:style-name="T1">-Mantener cliente:</text:span></text:p>
      <text:p text:style-name="P4"><text:tab/>Comprende altas, bajas y modificaciones de los datos de un cliente, así también como su posterior consulta.</text:p>
      <text:p text:style-name="P4"/>
      <text:p text:style-name="P3"><text:tab/><text:span text:style-name="T1">-Mantener servicio:</text:span></text:p>
      <text:p text:style-name="P4"><text:tab/>Comprende altas, bajas y modificaciones de los datos de un servicio, así también como su posterior consulta.</text:p>
      <text:p text:style-name="P4"/>
      <text:p text:style-name="P3"><text:tab/><text:span text:style-name="T1">-Mantener móvil:</text:span></text:p>
      <text:p text:style-name="P4"><text:tab/>Comprende altas, bajas y modificaciones de los datos de un móvil, así también como su posterior consulta.</text:p>
      <text:p text:style-name="P4"/>
      <text:p text:style-name="P3"><text:tab/><text:span text:style-name="T1">-Mantener encuesta:</text:span></text:p>
      <text:p text:style-name="P4"><text:tab/>Comprende altas de los datos de una encuesta proporcionada por un cliente, así también como su posterior consulta.</text:p>
      <text:p text:style-name="P4"/>
      <text:p text:style-name="P4"><text:tab/>-Ingresar talonario:</text:p>
      <text:p text:style-name="P4"><text:tab/>Comprende el ingreso del talonario de servicios por parte de un chofer.</text:p>
      <text:p text:style-name="P1"/>
      <text:p text:style-name="P1"><text:tab/><text:span text:style-name="T1">-Mantener chofer:</text:span></text:p>
      <text:p text:style-name="P1"><text:tab/><text:span text:style-name="T1">Comprende alta, baja, modificación y consulta de los choferes disponibles para realizar los viajes.</text:span></text:p>
      <text:p text:style-name="P1"><text:span text:style-name="T1"/></text:p>
      <text:p text:style-name="P1"><text:span text:style-name="T1"><text:tab/>-Generar informe:</text:span></text:p>
      <text:p text:style-name="P1"><text:span text:style-name="T1"><text:tab/>Semanalmente se realiza un informe de las encuestas recibid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n </meta:initial-creator>
    <meta:creation-date>2010-10-10T17:41:55</meta:creation-date>
    <dc:date>2010-10-14T10:42:49</dc:date>
    <dc:creator>guido </dc:creator>
    <meta:editing-duration>PT00H15M08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23" meta:word-count="200" meta:character-count="1311"/>
  </office:meta>
</office:document-meta>
</file>